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91f" officeooo:paragraph-rsid="0006791f"/>
    </style:style>
    <style:style style:name="P2" style:family="paragraph" style:parent-style-name="Standard">
      <style:text-properties officeooo:rsid="0009346e" officeooo:paragraph-rsid="00093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titre</text:p>
      <text:p text:style-name="P1"/>
      <text:p text:style-name="P2">Bibliographie</text:p>
      <text:p text:style-name="P2">ou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5:29.484330931</meta:creation-date>
    <dc:date>2022-09-29T16:39:11.349503550</dc:date>
    <meta:editing-duration>PT1M7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3" meta:word-count="4" meta:character-count="24" meta:non-whitespace-character-count="23"/>
  </office:meta>
</office:document-meta>
</file>